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B70000009446BAC46B6C4CCC55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1" svg:font-family="Calibri" style:font-adornments="Regular" style:font-family-generic="swiss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e1" style:family="table">
      <style:table-properties style:width="6.925in" fo:margin-left="0in" table:align="left"/>
    </style:style>
    <style:style style:name="Table1.A" style:family="table-column">
      <style:table-column-properties style:column-width="3.4625in"/>
    </style:style>
    <style:style style:name="Table1.A1" style:family="table-cell">
      <style:table-cell-properties fo:padding="0.0201in" fo:border-left="0.25pt solid #000000" fo:border-right="none" fo:border-top="0.25pt solid #000000" fo:border-bottom="0.25pt solid #000000" style:writing-mode="lr-tb"/>
    </style:style>
    <style:style style:name="Table1.B1" style:family="table-cell">
      <style:table-cell-properties fo:padding="0.0201in" fo:border="0.25pt solid #000000" style:writing-mode="lr-tb"/>
    </style:style>
    <style:style style:name="Table1.A2" style:family="table-cell">
      <style:table-cell-properties fo:padding="0.0201in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201in" fo:border-left="0.25pt solid #000000" fo:border-right="0.25pt solid #000000" fo:border-top="none" fo:border-bottom="0.25pt solid #000000" style:writing-mode="lr-tb"/>
    </style:style>
    <style:style style:name="Table1.5" style:family="table-row">
      <style:table-row-properties style:min-row-height="0.2813in" style:use-optimal-row-height="false"/>
    </style:style>
    <style:style style:name="P1" style:family="paragraph" style:parent-style-name="Normal">
      <style:text-properties officeooo:paragraph-rsid="001a4ae3"/>
    </style:style>
    <style:style style:name="P2" style:family="paragraph" style:parent-style-name="Normal">
      <style:text-properties style:font-name="Calibri" fo:font-size="11pt" style:font-name-asian="Calibri" style:font-size-asian="11pt" style:font-name-complex="Calibri" style:font-size-complex="11pt"/>
    </style:style>
    <style:style style:name="P3" style:family="paragraph" style:parent-style-name="Normal">
      <style:paragraph-properties fo:hyphenation-ladder-count="no-limit" style:vertical-align="auto"/>
      <style:text-properties fo:hyphenate="true" loext:hyphenation-no-caps="false"/>
    </style:style>
    <style:style style:name="P4" style:family="paragraph" style:parent-style-name="Standard">
      <style:text-properties officeooo:paragraph-rsid="001911f9"/>
    </style:style>
    <style:style style:name="P5" style:family="paragraph" style:parent-style-name="Standard">
      <style:paragraph-properties fo:text-align="end" style:justify-single-word="false"/>
      <style:text-properties officeooo:paragraph-rsid="001911f9"/>
    </style:style>
    <style:style style:name="P6" style:family="paragraph" style:parent-style-name="Standard">
      <style:paragraph-properties fo:text-align="end" style:justify-single-word="false"/>
      <style:text-properties officeooo:paragraph-rsid="001acc6e"/>
    </style:style>
    <style:style style:name="P7" style:family="paragraph" style:parent-style-name="Standard">
      <style:text-properties style:font-name="Calibri" fo:font-size="11pt" style:font-size-asian="11pt" style:font-size-complex="11pt"/>
    </style:style>
    <style:style style:name="P8" style:family="paragraph" style:parent-style-name="Standard">
      <style:text-properties style:font-name="Calibri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Calibri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Calibri" fo:font-size="11pt" officeooo:paragraph-rsid="001911f9" style:font-name-asian="Calibri" style:font-size-asian="11pt" style:font-name-complex="Calibri" style:font-size-complex="11pt"/>
    </style:style>
    <style:style style:name="P11" style:family="paragraph" style:parent-style-name="Table_20_Contents">
      <style:paragraph-properties fo:text-align="end" style:justify-single-word="false"/>
      <style:text-properties officeooo:paragraph-rsid="001911f9"/>
    </style:style>
    <style:style style:name="P12" style:family="paragraph" style:parent-style-name="Table_20_Contents">
      <style:paragraph-properties fo:text-align="end" style:justify-single-word="false"/>
      <style:text-properties style:font-name="Calibri" fo:font-size="11pt" style:font-size-asian="11pt" style:font-size-complex="11pt"/>
    </style:style>
    <style:style style:name="P13" style:family="paragraph" style:parent-style-name="Table_20_Heading">
      <style:text-properties style:font-name="Calibri" fo:font-size="11pt" style:font-size-asian="11pt" style:font-size-complex="11pt"/>
    </style:style>
    <style:style style:name="P14" style:family="paragraph" style:parent-style-name="Standard" style:master-page-name="MP0">
      <style:paragraph-properties style:page-number="auto" fo:break-before="page"/>
      <style:text-properties style:font-name="Calibri" fo:font-size="11pt" style:font-size-asian="11pt" style:font-size-complex="11pt"/>
    </style:style>
    <style:style style:name="P15" style:family="paragraph" style:parent-style-name="Standard">
      <style:text-properties officeooo:paragraph-rsid="001e859a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8" style:family="paragraph">
      <style:paragraph-properties fo:text-align="start"/>
      <style:text-properties style:font-name="Calibri1" fo:font-size="11pt"/>
    </style:style>
    <style:style style:name="T1" style:family="text">
      <style:text-properties style:font-name="Calibri" fo:font-size="11pt" style:font-size-asian="11pt" style:font-size-complex="11pt"/>
    </style:style>
    <style:style style:name="T2" style:family="text">
      <style:text-properties style:font-name="Calibri" fo:font-size="11pt" officeooo:rsid="001911f9" style:font-size-asian="11pt" style:font-size-complex="11pt"/>
    </style:style>
    <style:style style:name="T3" style:family="text">
      <style:text-properties style:font-name="Calibri" fo:font-size="11pt" style:font-name-asian="Calibri" style:font-size-asian="11pt" style:font-name-complex="Calibri" style:font-size-complex="11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 style:data-style-name="C10107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>
      <office:forms form:automatic-focus="false" form:apply-design-mode="false">
        <form:form form:name="Form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listbox form:name="List Box 1" form:control-implementation="ooo:com.sun.star.form.component.ListBox" xml:id="control1" form:id="control1" form:dropdown="true" form:size="20" form:data-field="Type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Please select location" form:value="SELECT &quot;Note&quot;, &quot;Type&quot; FROM &quot;biblio&quot;"/>
            <form:option form:label="Ada"/>
            <form:option form:label="Amway"/>
            <form:option form:label="Caledonia"/>
            <form:option form:label="Downtown"/>
            <form:option form:label="East Beltline"/>
            <form:option form:label="East Paris "/>
            <form:option form:label="Hastings"/>
            <form:option form:label="Hudsonville"/>
            <form:option form:label="Jenison"/>
            <form:option form:label="North West"/>
            <form:option form:label="Rivertown"/>
            <form:option form:label="Rockford"/>
            <form:option form:label="Saint Marys Southwest"/>
            <form:option form:label="South East"/>
            <form:option form:label="Standale"/>
          </form:listbox>
          <form:text form:name="Text Box 1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date form:name="Date Field 1" form:control-implementation="ooo:com.sun.star.form.component.DateField" xml:id="control4" form:id="control4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text form:name="Text Box 1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2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ormatted-text form:name="Numeric Field 1" form:control-implementation="ooo:com.sun.star.form.component.NumericField" xml:id="control7" form:id="control7" form:data-field="Number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text form:name="Text Box 18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9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0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1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List Box 2" form:control-implementation="ooo:com.sun.star.form.component.ListBox" xml:id="control12" form:id="control12" form:dropdown="true" form:size="20" form:data-field="Type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Choose an item" form:value="SELECT &quot;Type&quot;, &quot;Type&quot; FROM &quot;biblio&quot;"/>
            <form:option form:label="Secondary insurance paid as primary"/>
            <form:option form:label="Patient overpayment"/>
            <form:option form:label="Insurance paid claim twice"/>
            <form:option form:label="Patient was not seen by us"/>
            <form:option form:label="Commercial insurance paid on Auto/ WC"/>
            <form:option form:label="Other (explain below)"/>
          </form:listbox>
          <form:text form:name="Text Box 22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3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4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5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3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ormatted-text form:name="Numeric Field 1" form:control-implementation="ooo:com.sun.star.form.component.NumericField" xml:id="control20" form:id="control20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Numeric Field 1" form:control-implementation="ooo:com.sun.star.form.component.NumericField" xml:id="control21" form:id="control21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Numeric Field 1" form:control-implementation="ooo:com.sun.star.form.component.NumericField" xml:id="control22" form:id="control22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</form:form>
      </office:forms>
      <text:tracked-changes text:track-changes="false">
        <text:changed-region xml:id="ct2155062871120" text:id="ct2155062871120">
          <text:insertion>
            <office:change-info>
              <dc:creator>Unknown Author</dc:creator>
              <dc:date>2021-03-05T10:27:49</dc:date>
            </office:change-info>
          </text:insertion>
        </text:changed-region>
        <text:changed-region xml:id="ct2155062868240" text:id="ct2155062868240">
          <text:insertion>
            <office:change-info>
              <dc:creator>Unknown Author</dc:creator>
              <dc:date>2021-03-05T10:27:48</dc:date>
            </office:change-info>
          </text:insertion>
        </text:changed-region>
        <text:changed-region xml:id="ct2155062867520" text:id="ct2155062867520">
          <text:insertion>
            <office:change-info>
              <dc:creator>Unknown Author</dc:creator>
              <dc:date>2021-03-05T10:27:47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7"/>
      <text:p text:style-name="P3"><draw:control text:anchor-type="as-char" draw:z-index="1" draw:name="Shape1" draw:style-name="gr2" draw:text-style-name="P18" svg:width="2.426in" svg:height="0.2921in" draw:control="control1"/></text:p>
      <text:p text:style-name="P7"/>
      <text:p text:style-name="Standard"><text:span text:style-name="Default_20_Paragraph_20_Font"><text:span text:style-name="T1">Patient Name: </text:span></text:span><text:span text:style-name="T1"><draw:control text:anchor-type="as-char" draw:z-index="2" draw:name="Shape2" draw:style-name="gr2" draw:text-style-name="P17" svg:width="1.9248in" svg:height="0.2579in" draw:control="control2"/></text:span></text:p>
      <text:p text:style-name="P7"/>
      <text:p text:style-name="P4"><text:span text:style-name="Default_20_Paragraph_20_Font"><text:span text:style-name="T1">Account Number: </text:span></text:span><text:span text:style-name="T1"><draw:control text:anchor-type="as-char" draw:z-index="3" draw:name="Shape2_0" draw:style-name="gr2" draw:text-style-name="P17" svg:width="1.9248in" svg:height="0.2579in" draw:control="control3"/></text:span></text:p>
      <text:p text:style-name="P7"/>
      <text:p text:style-name="P4"><text:span text:style-name="Default_20_Paragraph_20_Font"><text:span text:style-name="T1">Date of Refund Request: </text:span></text:span><text:span text:style-name="T1"><draw:control text:anchor-type="as-char" svg:y="-0.2075in" draw:z-index="4" draw:name="Shape3" draw:style-name="gr3" draw:text-style-name="P16" svg:width="1.3858in" svg:height="0.2567in" draw:control="control4"/></text:span></text:p>
      <text:p text:style-name="P7"/>
      <table:table table:name="Table1" table:style-name="Table1">
        <table:table-column table:style-name="Table1.A" table:number-columns-repeated="2"/>
        <table:table-row table:style-name="TableLine2154955869808">
          <table:table-cell table:style-name="Table1.A1" office:value-type="string">
            <text:p text:style-name="P13">Date(s) of Service</text:p>
          </table:table-cell>
          <table:table-cell table:style-name="Table1.B1" office:value-type="string">
            <text:p text:style-name="P13">Amount</text:p>
          </table:table-cell>
        </table:table-row>
        <table:table-row table:style-name="TableLine2154955891568">
          <table:table-cell table:style-name="Table1.A2" office:value-type="string">
            <text:p text:style-name="P15"><text:change-start text:change-id="ct2155062871120"/><draw:control text:anchor-type="as-char" draw:z-index="22" draw:name="Shape1_1" draw:style-name="gr1" draw:text-style-name="P16" svg:width="1.8331in" svg:height="0.2504in" draw:control="control22"/><text:change-end text:change-id="ct2155062871120"/></text:p>
          </table:table-cell>
          <table:table-cell table:style-name="Table1.B2" office:value-type="string">
            <text:p text:style-name="P5"><draw:control text:anchor-type="as-char" draw:z-index="5" draw:name="Shape4_7" draw:style-name="gr2" draw:text-style-name="P17" svg:width="1.115in" svg:height="0.198in" draw:control="control5"/></text:p>
          </table:table-cell>
        </table:table-row>
        <table:table-row table:style-name="TableLine2154955888576">
          <table:table-cell table:style-name="Table1.A2" office:value-type="string">
            <text:p text:style-name="P15"><text:change-start text:change-id="ct2155062868240"/><draw:control text:anchor-type="as-char" draw:z-index="21" draw:name="Shape1_0" draw:style-name="gr1" draw:text-style-name="P16" svg:width="1.8331in" svg:height="0.2504in" draw:control="control21"/><text:change-end text:change-id="ct2155062868240"/></text:p>
          </table:table-cell>
          <table:table-cell table:style-name="Table1.B2" office:value-type="string">
            <text:p text:style-name="P5"><draw:control text:anchor-type="as-char" draw:z-index="6" draw:name="Shape4_8" draw:style-name="gr2" draw:text-style-name="P17" svg:width="1.115in" svg:height="0.198in" draw:control="control6"/></text:p>
          </table:table-cell>
        </table:table-row>
        <table:table-row table:style-name="TableLine2154955895648">
          <table:table-cell table:style-name="Table1.A2" office:value-type="string">
            <text:p text:style-name="P15"><text:change-start text:change-id="ct2155062867520"/><draw:control text:anchor-type="as-char" draw:z-index="20" draw:name="Shape1_2" draw:style-name="gr1" draw:text-style-name="P16" svg:width="1.8331in" svg:height="0.2504in" draw:control="control20"/><text:change-end text:change-id="ct2155062867520"/></text:p>
          </table:table-cell>
          <table:table-cell table:style-name="Table1.B2" office:value-type="string">
            <text:p text:style-name="P6"><draw:control text:anchor-type="as-char" draw:z-index="19" draw:name="Shape4_2" draw:style-name="gr2" draw:text-style-name="P17" svg:width="1.115in" svg:height="0.198in" draw:control="control19"/></text:p>
          </table:table-cell>
        </table:table-row>
        <table:table-row table:style-name="Table1.5">
          <table:table-cell table:style-name="Table1.A2" office:value-type="string">
            <text:p text:style-name="P12">Total:</text:p>
          </table:table-cell>
          <table:table-cell table:style-name="Table1.B2" office:value-type="string">
            <text:p text:style-name="P11"><text:span text:style-name="Default_20_Paragraph_20_Font"><text:span text:style-name="T2">$ </text:span></text:span><text:span text:style-name="T2"><draw:control text:anchor-type="as-char" draw:z-index="7" draw:name="Shape5" draw:style-name="gr2" draw:text-style-name="P16" svg:width="1.1323in" svg:height="0.213in" draw:control="control7"/></text:span></text:p>
          </table:table-cell>
        </table:table-row>
      </table:table>
      <text:p text:style-name="P7"/>
      <text:p text:style-name="P8">Issue To:</text:p>
      <text:p text:style-name="P4"><text:span text:style-name="Default_20_Paragraph_20_Font"><text:span text:style-name="T1">(Name) </text:span></text:span><text:span text:style-name="T1"><draw:control text:anchor-type="as-char" draw:z-index="8" draw:name="Shape2_1" draw:style-name="gr2" draw:text-style-name="P17" svg:width="1.9248in" svg:height="0.2579in" draw:control="control8"/></text:span></text:p>
      <text:p text:style-name="Standard"><text:span text:style-name="Default_20_Paragraph_20_Font"><text:span text:style-name="T1"/></text:span></text:p>
      <text:p text:style-name="P4"><text:span text:style-name="Default_20_Paragraph_20_Font"><text:span text:style-name="T1">(Address) </text:span></text:span><text:span text:style-name="T1"><draw:control text:anchor-type="as-char" draw:z-index="9" draw:name="Shape2_2" draw:style-name="gr2" draw:text-style-name="P17" svg:width="3.7823in" svg:height="0.2579in" draw:control="control9"/></text:span></text:p>
      <text:p text:style-name="P7"/>
      <text:p text:style-name="P4"><text:span text:style-name="Default_20_Paragraph_20_Font"><text:span text:style-name="T1">(City, State, Zip) </text:span></text:span><text:span text:style-name="T1"><draw:control text:anchor-type="as-char" draw:z-index="10" draw:name="Shape2_3" draw:style-name="gr2" draw:text-style-name="P17" svg:width="3.6425in" svg:height="0.2579in" draw:control="control10"/></text:span></text:p>
      <text:p text:style-name="P7"/>
      <text:p text:style-name="P9">Reason for Refund:<text:bookmark text:name="_Hlk58263926"/></text:p>
      <text:p text:style-name="P2"><draw:control text:anchor-type="as-char" draw:z-index="12" draw:name="Shape6" draw:style-name="gr2" draw:text-style-name="P18" svg:width="3.2071in" svg:height="0.2398in" draw:control="control12"/></text:p>
      <text:p text:style-name="P2"/>
      <text:p text:style-name="Normal"><text:span text:style-name="Default_20_Paragraph_20_Font"><text:span text:style-name="T3">Other Reason for Refund: </text:span></text:span></text:p>
      <text:p text:style-name="P10"><draw:control text:anchor-type="as-char" draw:z-index="11" draw:name="Shape2_4" draw:style-name="gr2" draw:text-style-name="P17" svg:width="3.7488in" svg:height="0.4394in" draw:control="control11"/></text:p>
      <text:p text:style-name="P10"/>
      <text:p text:style-name="P1"><text:span text:style-name="Default_20_Paragraph_20_Font"><text:span text:style-name="T3">Submitted By: </text:span></text:span><text:span text:style-name="T3"><draw:control text:anchor-type="as-char" draw:z-index="13" draw:name="Shape2_5" draw:style-name="gr2" draw:text-style-name="P17" svg:width="1.9248in" svg:height="0.2579in" draw:control="control13"/></text:span></text:p>
      <text:p text:style-name="P2"/>
      <text:p text:style-name="P1"><text:span text:style-name="Default_20_Paragraph_20_Font"><text:span text:style-name="T3">Verified By: </text:span></text:span><text:span text:style-name="T3"><draw:control text:anchor-type="as-char" draw:z-index="14" draw:name="Shape2_6" draw:style-name="gr2" draw:text-style-name="P17" svg:width="1.9248in" svg:height="0.2579in" draw:control="control14"/></text:span></text:p>
      <text:p text:style-name="P2"/>
      <text:p text:style-name="P1"><text:span text:style-name="Default_20_Paragraph_20_Font"><text:span text:style-name="T3">Approved By: </text:span></text:span><text:span text:style-name="T3"><draw:control text:anchor-type="as-char" draw:z-index="15" draw:name="Shape2_7" draw:style-name="gr2" draw:text-style-name="P17" svg:width="1.9248in" svg:height="0.2579in" draw:control="control15"/></text:span></text:p>
      <text:p text:style-name="P2"/>
      <text:p text:style-name="P1"><text:span text:style-name="Default_20_Paragraph_20_Font"><text:span text:style-name="T3">Voucher Number: </text:span></text:span><text:span text:style-name="T3"><draw:control text:anchor-type="as-char" draw:z-index="16" draw:name="Shape2_8" draw:style-name="gr2" draw:text-style-name="P17" svg:width="1.9248in" svg:height="0.2579in" draw:control="control16"/></text:span></text:p>
      <text:p text:style-name="P2"/>
      <text:p text:style-name="P1"><text:span text:style-name="Default_20_Paragraph_20_Font"><text:span text:style-name="T3">Check #: </text:span></text:span><text:span text:style-name="Default_20_Paragraph_20_Font"><text:span text:style-name="T3"><draw:control text:anchor-type="as-char" draw:z-index="17" draw:name="Shape2_9" draw:style-name="gr2" draw:text-style-name="P17" svg:width="1.9248in" svg:height="0.2579in" draw:control="control17"/></text:span></text:span></text:p>
      <text:p text:style-name="P2"/>
      <text:p text:style-name="P1"><text:span text:style-name="Default_20_Paragraph_20_Font"><text:span text:style-name="T3">Check Issued By: </text:span></text:span><text:span text:style-name="Default_20_Paragraph_20_Font"><text:span text:style-name="T3"><draw:control text:anchor-type="as-char" draw:z-index="18" draw:name="Shape2_10" draw:style-name="gr2" draw:text-style-name="P17" svg:width="1.9248in" svg:height="0.2579in" draw:control="control18"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1" svg:font-family="Calibri" style:font-adornments="Regular" style:font-family-generic="swiss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Normal1" style:display-name="Table Normal1" style:family="paragraph">
      <style:paragraph-properties fo:hyphenation-ladder-count="no-limit" style:vertical-align="auto"/>
      <style:text-properties style:font-name="Times New Roman" fo:font-family="'Times New Roman'" style:font-family-generic="roman" style:font-pitch="variable" fo:font-size="10pt" style:font-name-asian="Calibri" style:font-family-asian="Calibri" style:font-family-generic-asian="swiss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Footer_20_Char" style:display-name="Foot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ne_20_numbering" style:display-name="Line numbering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2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402in" fo:margin-left="0in" fo:margin-right="0in" fo:margin-bottom="0in" fo:background-color="transparent" style:dynamic-spacing="true" draw:fill="none" draw:fill-color="#4472c4"/>
      </style:header-style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Picture 2" text:anchor-type="as-char" svg:y="0in" svg:width="1.9929in" style:rel-width="scale" svg:height="0.672in" style:rel-height="scale" draw:z-index="0"><draw:image xlink:href="Pictures/10000000000001B70000009446BAC46B6C4CCC55.jpg" xlink:type="simple" xlink:show="embed" xlink:actuate="onLoad" draw:mime-type="image/jpeg"/><svg:desc>logo_final_advent_physical_RGB.jpg</svg:desc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meta:creation-date>2021-02-26T20:48:00Z</meta:creation-date>
    <dc:date>2021-03-05T10:33:35.860000000</dc:date>
    <meta:editing-cycles>8</meta:editing-cycles>
    <meta:editing-duration>PT37M30S</meta:editing-duration>
    <meta:document-statistic meta:table-count="1" meta:image-count="1" meta:object-count="0" meta:page-count="1" meta:paragraph-count="29" meta:word-count="41" meta:character-count="256" meta:non-whitespace-character-count="220"/>
    <meta:template xlink:type="simple" xlink:actuate="onRequest" xlink:title="" xlink:href="file:///C:/Users/sarah.frye/Downloads/Advent%20Refund%20Request%20Sheet%20Libre%20(2).odt/Normal.dotm"/>
  </office:meta>
</office:document-meta>
</file>